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80000009E30EDFBE925427137.png" manifest:media-type="image/png"/>
  <manifest:file-entry manifest:full-path="Pictures/1000000000000193000000AA12D58A5543FB92FD.png" manifest:media-type="image/png"/>
  <manifest:file-entry manifest:full-path="Pictures/100000000000021A000000EB6285872D98976191.jpg" manifest:media-type="image/jpeg"/>
  <manifest:file-entry manifest:full-path="Pictures/100002010000060F000004AE27C739175E4CC84F.png" manifest:media-type="image/png"/>
  <manifest:file-entry manifest:full-path="Pictures/10000200000000BD0000005780074AFEF1F9631A.gif" manifest:media-type="image/gif"/>
  <manifest:file-entry manifest:full-path="Pictures/10000000000000A100000045EBBA0333419091BD.png" manifest:media-type="image/png"/>
  <manifest:file-entry manifest:full-path="Pictures/10000000000004B000000384923C953F6CBB9CB0.jpg" manifest:media-type="image/jpeg"/>
  <manifest:file-entry manifest:full-path="Pictures/1000000000000020000000204B249CA79A42C6D7.png" manifest:media-type="image/png"/>
  <manifest:file-entry manifest:full-path="Pictures/100002010000055C00000362E43BFF11948FA734.png" manifest:media-type="image/png"/>
  <manifest:file-entry manifest:full-path="Pictures/10000000000000F90000007142C704426BEC6C78.png" manifest:media-type="image/png"/>
  <manifest:file-entry manifest:full-path="Pictures/100000000000012D000000B3CE1FB771979CEF50.png" manifest:media-type="image/png"/>
  <manifest:file-entry manifest:full-path="Pictures/1000114C00003AEB00002353F077DFB27F72E81D.svg" manifest:media-type="image/svg+xml"/>
  <manifest:file-entry manifest:full-path="Pictures/100000000000014D000000CDCD822AEB08CA0285.png" manifest:media-type="image/png"/>
  <manifest:file-entry manifest:full-path="Pictures/100002010000023A00000156DD1B59B002F45F54.png" manifest:media-type="image/png"/>
  <manifest:file-entry manifest:full-path="Pictures/10000000000001BA000000DA052A8F9742A783F1.png" manifest:media-type="image/png"/>
  <manifest:file-entry manifest:full-path="Pictures/1000000000000145000000C394835AF711FBA46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standard">
      <style:graphic-properties draw:stroke="none" draw:fill="none" fo:min-height="0.937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paragraph-properties style:writing-mode="lr-tb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 style:writing-mode="lr-tb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paragraph-properties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9.304cm" svg:height="2.54cm" svg:x="5.588cm" svg:y="0.254cm" presentation:class="title" presentation:user-transformed="true">
          <draw:text-box>
            <text:p text:style-name="P2"><text:span text:style-name="T1">Cuaderno Técnico de FPGAs libres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3" draw:text-style-name="P6" draw:layer="layout" svg:width="3.476cm" svg:height="1.6cm" svg:x="18.288cm" svg:y="19.05cm">
          <draw:image xlink:href="Pictures/10000200000000BD0000005780074AFEF1F9631A.gif" xlink:type="simple" xlink:show="embed" xlink:actuate="onLoad" loext:mime-type="image/gif">
            <text:p/>
          </draw:image>
        </draw:frame>
        <draw:frame presentation:style-name="pr2" draw:text-style-name="P9" draw:layer="layout" svg:width="21.844cm" svg:height="1.889cm" svg:x="5.588cm" svg:y="2.429cm">
          <draw:text-box>
            <text:p text:style-name="P2"><text:span text:style-name="T5">CT.11: </text:span></text:p>
            <text:p text:style-name="P2"><text:span text:style-name="T5">Señales del sistema y <text:s/>Medición con el LEDOscopio</text:span></text:p>
          </draw:text-box>
        </draw:frame>
        <draw:frame draw:style-name="gr3" draw:text-style-name="P6" draw:layer="layout" svg:width="3.302cm" svg:height="2.551cm" svg:x="5.08cm" svg:y="18.449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10" draw:layer="layout" svg:width="8.128cm" svg:height="1.575cm" svg:x="9.144cm" svg:y="18.999cm">
          <draw:text-box>
            <text:p><text:span text:style-name="T6">Madrid, 2022-Julio-24</text:span></text:p>
          </draw:text-box>
        </draw:frame>
        <draw:frame draw:style-name="gr3" draw:text-style-name="P6" draw:layer="layout" svg:width="4.453cm" svg:height="1.908cm" svg:x="1.872cm" svg:y="4.826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3" draw:text-style-name="P6" draw:layer="layout" svg:width="5.149cm" svg:height="3.862cm" svg:x="0.185cm" svg:y="0.456cm">
          <draw:image xlink:href="Pictures/10000000000004B000000384923C953F6CBB9CB0.jpg" xlink:type="simple" xlink:show="embed" xlink:actuate="onLoad" loext:mime-type="image/jpeg">
            <text:p/>
          </draw:image>
        </draw:frame>
        <draw:frame draw:style-name="gr7" draw:text-style-name="P11" draw:layer="layout" svg:width="0.502cm" svg:height="1.187cm" svg:x="13.01cm" svg:y="10.765cm">
          <draw:text-box>
            <text:p/>
          </draw:text-box>
        </draw:frame>
        <draw:frame draw:style-name="gr8" draw:text-style-name="P12" draw:layer="layout" svg:width="3.81cm" svg:height="1.728cm" svg:x="0.762cm" svg:y="18.796cm">
          <draw:image xlink:href="Pictures/10000000000000F90000007142C704426BEC6C78.png" xlink:type="simple" xlink:show="embed" xlink:actuate="onLoad" loext:mime-type="image/png">
            <text:p/>
          </draw:image>
        </draw:frame>
        <draw:frame draw:style-name="gr8" draw:text-style-name="P12" draw:layer="layout" svg:width="5.675cm" svg:height="3.375cm" svg:x="21.503cm" svg:y="13.97cm">
          <draw:image xlink:href="Pictures/100000000000012D000000B3CE1FB771979CEF50.png" xlink:type="simple" xlink:show="embed" xlink:actuate="onLoad" loext:mime-type="image/png">
            <text:p/>
          </draw:image>
        </draw:frame>
        <draw:frame draw:style-name="gr8" draw:text-style-name="P12" draw:layer="layout" svg:width="5.98cm" svg:height="2.949cm" svg:x="0.878cm" svg:y="5.588cm">
          <draw:image xlink:href="Pictures/10000000000001BA000000DA052A8F9742A783F1.png" xlink:type="simple" xlink:show="embed" xlink:actuate="onLoad" loext:mime-type="image/png">
            <text:p/>
          </draw:image>
        </draw:frame>
        <draw:frame draw:style-name="gr8" draw:text-style-name="P12" draw:layer="layout" svg:width="12.878cm" svg:height="8.128cm" svg:x="14.554cm" svg:y="5.334cm">
          <draw:image xlink:href="Pictures/100002010000055C00000362E43BFF11948FA734.png" xlink:type="simple" xlink:show="embed" xlink:actuate="onLoad" loext:mime-type="image/png">
            <text:p/>
          </draw:image>
        </draw:frame>
        <draw:frame draw:style-name="gr8" draw:text-style-name="P12" draw:layer="layout" svg:width="6.332cm" svg:height="3.898cm" svg:x="1.27cm" svg:y="9.144cm">
          <draw:image xlink:href="Pictures/100000000000014D000000CDCD822AEB08CA0285.png" xlink:type="simple" xlink:show="embed" xlink:actuate="onLoad" loext:mime-type="image/png">
            <text:p/>
          </draw:image>
        </draw:frame>
        <draw:frame draw:style-name="gr8" draw:text-style-name="P12" draw:layer="layout" svg:width="5.927cm" svg:height="3.556cm" svg:x="8.014cm" svg:y="9.398cm">
          <draw:image xlink:href="Pictures/1000000000000145000000C394835AF711FBA460.png" xlink:type="simple" xlink:show="embed" xlink:actuate="onLoad" loext:mime-type="image/png">
            <text:p/>
          </draw:image>
        </draw:frame>
        <draw:frame draw:style-name="gr8" draw:text-style-name="P12" draw:layer="layout" svg:width="5.084cm" svg:height="3.048cm" svg:x="8.128cm" svg:y="5.334cm">
          <draw:image xlink:href="Pictures/1000114C00003AEB00002353F077DFB27F72E81D.svg" xlink:type="simple" xlink:show="embed" xlink:actuate="onLoad" loext:mime-type="image/svg+xml">
            <text:p/>
          </draw:image>
          <draw:image xlink:href="Pictures/100002010000023A00000156DD1B59B002F45F54.png" xlink:type="simple" xlink:show="embed" xlink:actuate="onLoad" loext:mime-type="image/png"/>
        </draw:frame>
        <draw:frame draw:style-name="gr8" draw:text-style-name="P12" draw:layer="layout" svg:width="5.882cm" svg:height="2.833cm" svg:x="15.367cm" svg:y="14.185cm">
          <draw:image xlink:href="Pictures/10000000000001480000009E30EDFBE925427137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7-24T11:14:31.552691183</dc:date>
    <meta:editing-duration>P8DT4H53M57S</meta:editing-duration>
    <meta:editing-cycles>565</meta:editing-cycles>
    <meta:generator>LibreOffice/6.4.7.2$Linux_X86_64 LibreOffice_project/40$Build-2</meta:generator>
    <meta:print-date>2017-10-04T10:42:29.653181544</meta:print-date>
    <meta:document-statistic meta:object-count="46"/>
  </office:meta>
</office:document-meta>
</file>